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A4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2.18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1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bf515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c4327" officeooo:paragraph-rsid="000c4327" style:font-size-asian="13pt" style:font-size-complex="13pt"/>
    </style:style>
    <style:style style:name="P1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f96e8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bf515" officeooo:paragraph-rsid="000bf515" style:font-size-asian="7pt" style:font-size-complex="8pt"/>
    </style:style>
    <style:style style:name="P2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fo:font-style="italic" fo:font-weight="bold" officeooo:rsid="000c4327" officeooo:paragraph-rsid="000c4327" style:font-size-asian="7pt" style:font-style-asian="italic" style:font-weight-asian="bold" style:font-size-complex="8pt" style:font-style-complex="italic" style:font-weight-complex="bold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7" style:family="paragraph" style:parent-style-name="Standard">
      <style:paragraph-properties fo:line-height="0.564cm" fo:text-align="justify" style:justify-single-word="false" style:snap-to-layout-grid="false"/>
    </style:style>
    <style:style style:name="P28" style:family="paragraph" style:parent-style-name="Standard">
      <style:paragraph-properties fo:line-height="0.564cm" fo:text-align="justify" style:justify-single-word="false" style:snap-to-layout-grid="false"/>
      <style:text-properties style:font-name="LegacySanITCBoo" officeooo:rsid="0007e0cb" officeooo:paragraph-rsid="0007e0cb"/>
    </style:style>
    <style:style style:name="P29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30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8pt" officeooo:rsid="0007c84f" style:font-size-asian="7pt" style:font-size-complex="8pt"/>
    </style:style>
    <style:style style:name="P31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f96e8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0a3e1b" style:font-size-asian="8pt" style:font-size-complex="8pt"/>
    </style:style>
    <style:style style:name="T5" style:family="text">
      <style:text-properties fo:font-size="8pt" officeooo:rsid="000f96e8" style:font-size-asian="8pt" style:font-size-complex="8pt"/>
    </style:style>
    <style:style style:name="T6" style:family="text">
      <style:text-properties officeooo:rsid="000a3e1b"/>
    </style:style>
    <style:style style:name="T7" style:family="text">
      <style:text-properties officeooo:rsid="000bf515"/>
    </style:style>
    <style:style style:name="T8" style:family="text">
      <style:text-properties officeooo:rsid="000c4327"/>
    </style:style>
    <style:style style:name="T9" style:family="text">
      <style:text-properties officeooo:rsid="000cf18a"/>
    </style:style>
    <style:style style:name="T10" style:family="text">
      <style:text-properties style:font-size-asian="7pt"/>
    </style:style>
    <style:style style:name="T11" style:family="text">
      <style:text-properties officeooo:rsid="000f96e8" style:font-size-asian="7pt"/>
    </style:style>
    <style:style style:name="T12" style:family="text">
      <style:text-properties officeooo:rsid="000a3e1b" style:font-size-asian="7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7">Període de de <text:s text:c="2"/>del</text:p>
          </table:table-cell>
          <table:table-cell table:style-name="Taula1.B1" office:value-type="string">
            <text:p text:style-name="P10"><text:span text:style-name="T6">27</text:span>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0"><text:span text:style-name="T6">9</text:span> d<text:span text:style-name="T6">e n</text:span>o<text:span text:style-name="T6">vembre</text:span></text:p>
          </table:table-cell>
          <table:table-cell table:style-name="Taula1.A1" office:value-type="string">
            <text:p text:style-name="P7">de </text:p>
          </table:table-cell>
          <table:table-cell table:style-name="Taula1.B1" office:value-type="string">
            <text:p text:style-name="P11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6">Activitats realitzades en l’empresa</text:p>
          </table:table-cell>
          <table:table-cell table:style-name="Taula2.A1" office:value-type="string">
            <text:p text:style-name="P17"/>
          </table:table-cell>
          <table:table-cell table:style-name="Taula2.A1" office:value-type="string">
            <text:p text:style-name="P17">Hores</text:p>
          </table:table-cell>
        </table:table-row>
        <table:table-row table:style-name="Taula2.2">
          <table:table-cell table:style-name="Taula2.A2" office:value-type="string">
            <text:p text:style-name="P19">Desenvolupant tota la integració de la característica especia de l’API meteorológica amb l’hotel.</text:p>
            <text:p text:style-name="P19"/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6"><text:span text:style-name="T8">24</text:span>h (<text:span text:style-name="T8">3</text:span> dies)</text:p>
          </table:table-cell>
        </table:table-row>
        <table:table-row table:style-name="Taula2.2">
          <table:table-cell table:style-name="Taula2.A2" office:value-type="string">
            <text:p text:style-name="P25">Dia de festa, 1 de novembr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4" office:value-type="string">
            <text:p text:style-name="P21">Desenvolupant tota la integració de la característica especia de l’API meteorológica amb l’hotel.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5">8h</text:p>
          </table:table-cell>
        </table:table-row>
        <table:table-row table:style-name="Taula2.2">
          <table:table-cell table:style-name="Taula2.A4" office:value-type="string">
            <text:p text:style-name="P21">Muntatge de pantalles a l'empresa, fent tasques de sistemes de muntatge i manteniment de pc.</text:p>
          </table:table-cell>
          <table:table-cell table:style-name="Taula2.B3" office:value-type="string">
            <text:p text:style-name="P6"/>
          </table:table-cell>
          <table:table-cell table:style-name="Taula2.A4" office:value-type="string">
            <text:p text:style-name="P10">8h</text:p>
          </table:table-cell>
        </table:table-row>
        <table:table-row table:style-name="Taula2.2">
          <table:table-cell table:style-name="Taula2.A2" office:value-type="string">
            <text:p text:style-name="P30">Desenvolupament del gestor de traducció CMS proposat per Homerti per al projecte i el consum,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/>
          </table:table-cell>
        </table:table-row>
        <table:table-row table:style-name="Taula2.2">
          <table:table-cell table:style-name="Taula2.A2" office:value-type="string">
            <text:p text:style-name="P21">programant tota la funcionalitat principal de frontend i backend com a fullstack i fe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la integració amb l'empresa i els seus sistemes de vacalia intranet i altres, fusionant-ho mitjançant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webservices de manera segura i òptima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26"><text:span text:style-name="T8">16</text:span>h <text:span text:style-name="T9">(2 dies)</text:span></text:p>
          </table:table-cell>
        </table:table-row>
        <table:table-row table:style-name="Taula2.2">
          <table:table-cell table:style-name="Taula2.A2" office:value-type="string">
            <text:p text:style-name="P21">Finalització del CMS, optimitzant codi de forma segura amb modes de desplegament i en el seu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4">corresponent hosting de sistemes de lempresa, propi emmagatzematge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0"><text:span text:style-name="T7">8</text:span>h</text:p>
          </table:table-cell>
        </table:table-row>
        <table:table-row table:style-name="Taula2.2">
          <table:table-cell table:style-name="Taula2.A2" office:value-type="string">
            <text:p text:style-name="P18">Optimitzant i testejant la web de l'Hotel del projecte, a més de més refactoritza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<text:span text:style-name="T7">7</text:span>h</text:p>
          </table:table-cell>
        </table:table-row>
        <table:table-row table:style-name="Taula2.2">
          <table:table-cell table:style-name="Taula2.A2" office:value-type="string">
            <text:p text:style-name="P23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2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8">
          <table:table-cell table:style-name="Taula2.B2" office:value-type="string">
            <text:p text:style-name="P8">Hores totals de pràctiques:</text:p>
          </table:table-cell>
          <table:table-cell table:style-name="Taula2.B3" office:value-type="string">
            <text:p text:style-name="P8"/>
          </table:table-cell>
          <table:table-cell table:style-name="Taula2.A2" office:value-type="string">
            <text:p text:style-name="P14">79h</text:p>
          </table:table-cell>
        </table:table-row>
      </table:table>
      <text:h text:style-name="P31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8"><text:span text:style-name="T3">Aquestes 2 setmanes arribant a la </text:span><text:span text:style-name="T4">3/4 parts</text:span><text:span text:style-name="T3"> de les FCT han sigut molt productives y amb molt</text:span><text:span text:style-name="T4">ís</text:span><text:span text:style-name="T5">s</text:span><text:span text:style-name="T4">ima feina</text:span><text:span text:style-name="T3">,</text:span></text:p>
          </table:table-cell>
        </table:table-row>
        <table:table-row table:style-name="Taula3.1">
          <table:table-cell table:style-name="Taula3.A2" office:value-type="string">
            <text:p text:style-name="P20">he après formes ben <text:span text:style-name="T2">i</text:span><text:span text:style-name="T6">nteressant</text:span><text:span text:style-name="T2">s</text:span><text:span text:style-name="T6"> de desenvolupar web amb Laravel y Vue</text:span>, a més <text:span text:style-name="T6">de React, Vite </text:span><text:span text:style-name="T2">en Frontend</text:span><text:span text:style-name="T6">, </text:span></text:p>
          </table:table-cell>
        </table:table-row>
        <table:table-row table:style-name="Taula3.1">
          <table:table-cell table:style-name="Taula3.A1" office:value-type="string">
            <text:p text:style-name="P20"><text:span text:style-name="T6">y ExpressJS </text:span><text:span text:style-name="T2">en Backend, tot un complet</text:span><text:span text:style-name="T6"> fullstack. </text:span><text:span text:style-name="T2">H</text:span>e après noves <text:span text:style-name="T11">formes </text:span><text:span text:style-name="T12">de treballar a una empresa de </text:span><text:span text:style-name="T10">web</text:span></text:p>
          </table:table-cell>
        </table:table-row>
        <table:table-row table:style-name="Taula3.1">
          <table:table-cell table:style-name="Taula3.A2" office:value-type="string">
            <text:p text:style-name="P22">dels meus companys d’empresa amb bones pràctiques y treball <text:span text:style-name="T6">en equip.</text:span></text:p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</table:table>
      <text:p text:style-name="P9">L’alumne</text:p>
      <text:p text:style-name="P2"/>
      <text:p text:style-name="P3">Fernando Gonz<text:span text:style-name="T2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7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9"/>
      <text:p text:style-name="P9">El tutor del centre educatiu</text:p>
      <text:p text:style-name="P9"/>
      <text:p text:style-name="P9"/>
      <text:p text:style-name="P9"/>
      <text:p text:style-name="P9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f96e8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36:53.938000000</dc:date>
    <meta:editing-cycles>18</meta:editing-cycles>
    <meta:editing-duration>P23DT23H13M2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3" meta:word-count="275" meta:character-count="1722" meta:non-whitespace-character-count="1485"/>
  </office:meta>
</office:document-meta>
</file>